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officeooo:paragraph-rsid="00143386"/>
    </style:style>
    <style:style style:name="P3" style:family="paragraph" style:parent-style-name="Standard">
      <style:text-properties style:font-name="arial" fo:font-weight="bold" officeooo:paragraph-rsid="00143386" style:font-weight-asian="bold" style:font-weight-complex="bold"/>
    </style:style>
    <style:style style:name="P4" style:family="paragraph" style:parent-style-name="Standard">
      <style:text-properties style:font-name="arial" fo:font-weight="bold" officeooo:paragraph-rsid="00166378" style:font-weight-asian="bold" style:font-weight-complex="bold"/>
    </style:style>
    <style:style style:name="P5" style:family="paragraph" style:parent-style-name="Standard">
      <style:text-properties style:font-name="arial" fo:font-weight="normal" officeooo:paragraph-rsid="00143386" style:font-weight-asian="normal" style:font-weight-complex="normal"/>
    </style:style>
    <style:style style:name="P6" style:family="paragraph" style:parent-style-name="Standard">
      <style:text-properties style:font-name="arial" fo:font-weight="normal" officeooo:paragraph-rsid="00166378" style:font-weight-asian="normal" style:font-weight-complex="normal"/>
    </style:style>
    <style:style style:name="P7" style:family="paragraph" style:parent-style-name="Standard">
      <style:text-properties style:font-name="arial" fo:font-size="10pt" fo:font-weight="normal" officeooo:paragraph-rsid="00143386" style:font-size-asian="10pt" style:font-weight-asian="normal" style:font-size-complex="10pt" style:font-weight-complex="normal"/>
    </style:style>
    <style:style style:name="P8" style:family="paragraph" style:parent-style-name="Standard">
      <style:text-properties style:font-name="arial" fo:font-weight="normal" officeooo:paragraph-rsid="00166378" style:font-weight-asian="normal" style:font-weight-complex="normal"/>
    </style:style>
    <style:style style:name="P9" style:family="paragraph" style:parent-style-name="Standard">
      <style:text-properties style:font-name="arial" fo:font-weight="normal" officeooo:paragraph-rsid="0019f668" style:font-weight-asian="normal" style:font-weight-complex="normal"/>
    </style:style>
    <style:style style:name="P10" style:family="paragraph" style:parent-style-name="Standard">
      <style:text-properties style:font-name="arial" fo:font-weight="normal" officeooo:paragraph-rsid="001b442a" style:font-weight-asian="normal" style:font-weight-complex="normal"/>
    </style:style>
    <style:style style:name="P11" style:family="paragraph" style:parent-style-name="Standard">
      <style:text-properties style:font-name="arial" fo:font-weight="normal" officeooo:paragraph-rsid="001c5401" style:font-weight-asian="normal" style:font-weight-complex="normal"/>
    </style:style>
    <style:style style:name="P12" style:family="paragraph" style:parent-style-name="Standard">
      <style:text-properties style:font-name="arial" fo:font-weight="normal" officeooo:paragraph-rsid="001e2023" style:font-weight-asian="normal" style:font-weight-complex="normal"/>
    </style:style>
    <style:style style:name="P13" style:family="paragraph" style:parent-style-name="Standard">
      <style:text-properties style:font-name="arial" fo:font-weight="normal" officeooo:rsid="001fa936" officeooo:paragraph-rsid="001fa936" style:font-weight-asian="normal" style:font-weight-complex="normal"/>
    </style:style>
    <style:style style:name="P14" style:family="paragraph" style:parent-style-name="Standard">
      <style:text-properties style:font-name="arial" fo:font-weight="normal" officeooo:paragraph-rsid="001ff124" style:font-weight-asian="normal" style:font-weight-complex="normal"/>
    </style:style>
    <style:style style:name="P15" style:family="paragraph" style:parent-style-name="Standard">
      <style:text-properties style:font-name="arial" fo:font-weight="bold" officeooo:paragraph-rsid="0019f668" style:font-weight-asian="bold" style:font-weight-complex="bold"/>
    </style:style>
    <style:style style:name="P16" style:family="paragraph" style:parent-style-name="Standard">
      <style:text-properties style:font-name="arial" fo:font-weight="bold" officeooo:paragraph-rsid="001c5401" style:font-weight-asian="bold" style:font-weight-complex="bold"/>
    </style:style>
    <style:style style:name="P17" style:family="paragraph" style:parent-style-name="Standard">
      <style:text-properties style:font-name="arial" fo:font-weight="bold" officeooo:paragraph-rsid="001e2023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43386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c7535"/>
    </style:style>
    <style:style style:name="T5" style:family="text">
      <style:text-properties fo:color="#ba131a"/>
    </style:style>
    <style:style style:name="T6" style:family="text">
      <style:text-properties fo:color="#071136"/>
    </style:style>
    <style:style style:name="T7" style:family="text">
      <style:text-properties fo:color="#0d1f63"/>
    </style:style>
    <style:style style:name="T8" style:family="text">
      <style:text-properties fo:color="#ed1c2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Diferença entre <text:span text:style-name="T1">sistemas de informação e tecnologia da informação.</text:span></text:p>
      <text:p text:style-name="P1"/>
      <text:p text:style-name="P1">Não podemos deixar de falar da diferença entre sistemas de informação e tecnologia da informação.</text:p>
      <text:p text:style-name="P1">Ambos trabalham para a mesma finalidade, que é apresentar as melhores soluções com as coletas</text:p>
      <text:p text:style-name="P1">de dados e transformações das informações. Porém, o sistema de informação é a amplitude da</text:p>
      <text:p text:style-name="P1">tecnologia dentro da empresa, responsável por toda a gestão tecnológica; já a tecnologia da</text:p>
      <text:p text:style-name="P1">informação é responsável pelas ferramentas de desenvolvimento, pelos aplicativos e por toda a</text:p>
      <text:p text:style-name="P1">infraestrutura de hardware.</text:p>
      <text:p text:style-name="P1"/>
      <text:p text:style-name="P1">Muitas empresas se prendem ao custo que a TI vai gerar no momento de sua implantação. No entanto, o retorno financeiro que a TI poderá proporcionar à empresa é sem dúvida um investimento necessário.</text:p>
      <text:p text:style-name="P1"/>
      <text:p text:style-name="P1">impactos que a TI pode proporcionar nos negócios das empresas:</text:p>
      <text:p text:style-name="P1"/>
      <text:p text:style-name="P2">• Poder de decisão para escolha dos melhores fornecedores, com análise dos custos e qualidade dos produtos. </text:p>
      <text:p text:style-name="P2"/>
      <text:p text:style-name="P2">• Agilidade nos processos financeiros. </text:p>
      <text:p text:style-name="P2"/>
      <text:p text:style-name="P2">• Gerenciamento de operações. </text:p>
      <text:p text:style-name="P2"/>
      <text:p text:style-name="P2">• Apoio ao RH (Recursos Humanos), melhorando a organização das informações dos colaboradores das empresas. </text:p>
      <text:p text:style-name="P2"/>
      <text:p text:style-name="P2">• Diferencial no atendimento ao consumidor, entendendo o perfil de cada um. </text:p>
      <text:p text:style-name="P2"/>
      <text:p text:style-name="P2">• Organização dos dados e segurança das informações.</text:p>
      <text:p text:style-name="P2"/>
      <text:p text:style-name="P2"><text:span text:style-name="T2">E</text:span>m primeiro lugar é importante conhecer o tipo de negócio e seu funcionamento</text:p>
      <text:p text:style-name="P2"/>
      <text:p text:style-name="P2">A tecnologia da informação é responsável por toda a estrutura lógica e física da computação dentro da empresa, coletando dados e transformando-os em informações, possibilitando, assim, conhecimento para a tomada de decisão.</text:p>
      <text:p text:style-name="P2"/>
      <text:p text:style-name="P2">A tecnologia da informação é dividida entre dados e informação. Dado é a descrição de um evento, considerado a matéria-prima no âmbito da área. Informação é caracterizada pelo processamento dos dados</text:p>
      <text:p text:style-name="P2"/>
      <text:p text:style-name="P3">Papéis e Responsabilidades na Tecnologia da Informação</text:p>
      <text:p text:style-name="P3"/>
      <text:p text:style-name="P7">O departamento de <text:span text:style-name="T1">TI</text:span> está dividido em atribuições e funções específicas para contribuir com as decisões da empresa. Podemos caracterizar diversos cargos e funções da área de <text:span text:style-name="T1">TI</text:span>, entre eles:</text:p>
      <text:p text:style-name="P5"/>
      <text:p text:style-name="P6">• O <text:span text:style-name="T1">vice-presidente de sistemas de informação (CIO) </text:span>tem a função de gerir todos os departamentos de TI, analisar e apresentar as melhores soluções para a tomada de decisão. </text:p>
      <text:p text:style-name="P6"><text:soft-page-break/></text:p>
      <text:p text:style-name="P6">• O <text:span text:style-name="T1">vice-presidente de tecnologia (CTO) </text:span>tem a função de garantir a produtividade da TI. </text:p>
      <text:p text:style-name="P6"/>
      <text:p text:style-name="P6">• O <text:span text:style-name="T1">vice-presidente de segurança (CSO)</text:span> tem a função de garantir a integridade dos dados e informações dentro de uma empresa, assim como a segurança da rede de comunicação. </text:p>
      <text:p text:style-name="P6"/>
      <text:p text:style-name="P6">• O <text:span text:style-name="T1">vice-presidente de privacidade (CPO)</text:span> tem a função de manter a política e ética das informações trafegadas na empresa. </text:p>
      <text:p text:style-name="P6"/>
      <text:p text:style-name="P6">• O <text:span text:style-name="T1">vice-presidente de conhecimento (CKO)</text:span> tem a função de transformar dados em informação, gerar o conhecimento em forma de programas e sistemas. Criar sistemas de integração e emissão de relatórios para uma melhor tomada de decisão.</text:p>
      <text:p text:style-name="P6"/>
      <text:p text:style-name="P6">Em seu livro, The <text:span text:style-name="T1">Effective Executive</text:span>, Peter <text:span text:style-name="T1">Drucker</text:span> (2007) explica a diferença entre <text:span text:style-name="T1">eficiência</text:span> e <text:span text:style-name="T1">eficácia</text:span>: “Eficiência é fazer as coisas da forma certa. Eficácia é fazer as coisas certas”. Ele aconselha se concentrar primeiro na eficácia antes da eficiência.</text:p>
      <text:p text:style-name="P6"/>
      <text:p text:style-name="P6"/>
      <text:p text:style-name="P4">Tema 2: Tomada de Decisão Estratégica</text:p>
      <text:p text:style-name="P6"/>
      <text:p text:style-name="P6">Toda informação agrega valor, em alguns momentos para mais, outros para menos. Isso depende muito da velocidade que essa informação é gerida</text:p>
      <text:p text:style-name="P6"/>
      <text:p text:style-name="P9">Os principais motivos para o crescimento dos sistemas de informações nas tomadas de decisões são: </text:p>
      <text:p text:style-name="P9"/>
      <text:p text:style-name="P9">• O grande volume de informações a ser analisado. </text:p>
      <text:p text:style-name="P9"/>
      <text:p text:style-name="P9">• A velocidade em que a decisão precisa ser tomada. </text:p>
      <text:p text:style-name="P9"/>
      <text:p text:style-name="P9">• Técnicas de análises, como modelo e precisão para a tomada de decisão. </text:p>
      <text:p text:style-name="P9"/>
      <text:p text:style-name="P9">• A proteção das informações.</text:p>
      <text:p text:style-name="P9"/>
      <text:p text:style-name="P9"/>
      <text:p text:style-name="P15">Sistemas de Apoio à Decisão</text:p>
      <text:p text:style-name="P9"/>
      <text:p text:style-name="P10">Os modelos mais utilizados nos sistemas de apoio à decisão são: </text:p>
      <text:p text:style-name="P10"/>
      <text:p text:style-name="P10">• Análise de sensibilidade – analisa as informações recebidas pelo sistema e efetua alterações para futuras comparações. </text:p>
      <text:p text:style-name="P10"/>
      <text:p text:style-name="P10">• A análise “What-if” – analisa o que pode acontecer após e durante um processo de mudança, por exemplo: e se a taxa de juros aumentar, as vendas sofrerão impacto? </text:p>
      <text:p text:style-name="P10"/>
      <text:p text:style-name="P10">• A análise de metas – define um valor a ser alcançado pelos gestores. Nesse caso, poderá ser feito um levantamento das saídas para atingir os níveis necessários, por exemplo: para atingir uma margem de contribuição significativa a empresa precisa atingir uma meta de 120% nos seus indicadores de venda.</text:p>
      <text:p text:style-name="P10"/>
      <text:p text:style-name="P10"><text:soft-page-break/>Em um sistema de apoio à decisão, os dados são os primeiros a serem pesquisados, analisados e comparados com os modelos de decisão. Feita a conferência e comparações dos resultados, é definida a melhor solução para tomada de decisão.</text:p>
      <text:p text:style-name="P10"/>
      <text:p text:style-name="P10"/>
      <text:p text:style-name="P10"/>
      <text:p text:style-name="P10"/>
      <text:p text:style-name="P11"><text:span text:style-name="T1">Sistemas de Informação Executiva</text:span> </text:p>
      <text:p text:style-name="P11"/>
      <text:p text:style-name="P11">O sistema de informação executiva tem a finalidade de apoiar os executivos da empresa com informações internas e externas. </text:p>
      <text:p text:style-name="P11"/>
      <text:p text:style-name="P11">Podemos enfatizar três recursos dos sistemas de informação executiva: </text:p>
      <text:p text:style-name="P11"/>
      <text:p text:style-name="P11">• A consolidação – coleta as informações dos diferentes níveis da empresa e agrupa em um único local. </text:p>
      <text:p text:style-name="P11"/>
      <text:p text:style-name="P11">• A análise detalhada (drill-down) – consiste em consultar as informações em vários níveis de detalhamento.</text:p>
      <text:p text:style-name="P11"/>
      <text:p text:style-name="P11">• A reorientação (slice-and-dice) – consiste em visualizar as informações em diferentes perspectivas.</text:p>
      <text:p text:style-name="P11"/>
      <text:p text:style-name="P11"/>
      <text:p text:style-name="P11">A Inteligência Artificial (IA) é outro sistema de apoio aos executivos que merece destaque.</text:p>
      <text:p text:style-name="P11"/>
      <text:p text:style-name="P11">Entre várias categorias de sistemas de IA, podemos destacar:</text:p>
      <text:p text:style-name="P11"/>
      <text:p text:style-name="P11"><text:span text:style-name="T1">Sistemas especialistas</text:span> – simulam o raciocínio dos especialistas das empresas para solucionar os problemas mais complexos.</text:p>
      <text:p text:style-name="P11"/>
      <text:p text:style-name="P11"><text:span text:style-name="T1">Redes neurais</text:span> – têm a função de simular o cérebro humano. Processam várias informações e aprendem com elas, retornando assim as melhores soluções armazenadas em seu banco de dados.</text:p>
      <text:p text:style-name="P11"/>
      <text:p text:style-name="P11"><text:span text:style-name="T1">Algoritmos genéticos</text:span> – são aplicados na inteligência artificial, para analisar as informações de entradas, assim como as suas combinações, que são convertidas para uma saída de informação <text:span text:style-name="T4">eficiente.</text:span></text:p>
      <text:p text:style-name="P11"/>
      <text:p text:style-name="P11"><text:span text:style-name="T1">Agentes inteligentes</text:span> – têm como base o conhecimento de tarefas implementadas nos sistemas executivos, a fim de retornar informações para usuários específicos e, assim, ter um poder de decisão mais preciso. Podemos citar como exemplos a comparação de preços de produtos oferecidos na internet.</text:p>
      <text:p text:style-name="P11"/>
      <text:p text:style-name="P16">Compreensão da importância dos processos de negócios</text:p>
      <text:p text:style-name="P11"/>
      <text:p text:style-name="P11">As empresas concentram seus esforços para promover a redução de seus custos e agilizar os processos de negócios, assim, adquirindo vantagens competitivas no mercado.</text:p>
      <text:p text:style-name="P11"/>
      <text:p text:style-name="P12">Podemos citar como compreensão da importância dos processos de negócios os <text:span text:style-name="T1">processos voltados para os clientes</text:span>, que resultam em um bem ou serviço que é recebido pelo cliente externo de uma organização, exemplo: campanha de marketing, novo serviço, faturamento de cliente.</text:p>
      <text:p text:style-name="P12"><text:span text:style-name="T1">Processos voltados ao negócio</text:span> – invisíveis ao cliente externo, mas essenciais ao gerenciamento efetivo do negócio, exemplo: elaboração de metas, premiações aos colaboradores, orçamento interno, entre outros.</text:p>
      <text:p text:style-name="P12"/>
      <text:p text:style-name="P17">Reengenharia dos processos de negócios</text:p>
      <text:p text:style-name="P12"/>
      <text:p text:style-name="P12"><text:soft-page-break/>Reengenharia é o repensamento fundamental e o redesenho radical dos processos do negócio a fim de alcançar melhorias drásticas em áreas críticas de desempenho, como custos, qualidade, serviço e velocidade. (HAMMER; CHAMPY, 1993).</text:p>
      <text:p text:style-name="P12"/>
      <text:p text:style-name="P12">Podemos analisar os passos básicos do empenho de reengenharia dos processos de negócios:</text:p>
      <text:p text:style-name="P12"/>
      <text:p text:style-name="P13">Definir o escopo do projeto <text:span text:style-name="T8">→</text:span> Estudar a concorrência <text:span text:style-name="T8">→</text:span> Criar o novo processo <text:span text:style-name="T8">→</text:span> Implementar a solução</text:p>
      <text:p text:style-name="P12"/>
      <text:p text:style-name="P12">Inicia-se definindo o <text:span text:style-name="T1">escopo</text:span> do projeto e os principais objetivos para a reengenharia, depois estudando a concorrência, para atingir os melhores resultados e alterar processos que não estão funcionando e até mesmo criar novos processos, e por fim, implantar a solução encontrada levando em consideração a tecnologia implementada e o treinamento das equipes envolvidas.</text:p>
      <text:p text:style-name="P12"/>
      <text:p text:style-name="P17">Modelagem do processo de negócios</text:p>
      <text:p text:style-name="P12"/>
      <text:p text:style-name="P12">A modelagem do processo de negó cios (ou mapeamento) é a atividade de criaçã o de um fluxograma ou mapa detalhado de um processo de trabalho mostrando suas entradas, tarefas e atividades em uma sequência estruturada. Um modelo de processo de negó cios é uma descriçã o grá fica de um processo, mostrando a sequência das tarefas, o que é desenvolvido para um fim específico e a partir de um ponto de vista selecionado. (BALTZAN; PHILLIPS, 2012).</text:p>
      <text:p text:style-name="P12"/>
      <text:p text:style-name="P12"/>
      <text:p text:style-name="P12"/>
      <text:p text:style-name="P17">Gerenciamento do processo de negócio</text:p>
      <text:p text:style-name="P12"/>
      <text:p text:style-name="P14">O gerenciamento de processo de negócio pode proporcionar: </text:p>
      <text:p text:style-name="P14"/>
      <text:p text:style-name="P14">• A integração de processos, informações e pessoas. </text:p>
      <text:p text:style-name="P14"/>
      <text:p text:style-name="P14">• Integrar os gestores responsáveis pela tomada de decisão. </text:p>
      <text:p text:style-name="P14"/>
      <text:p text:style-name="P14">• Trabalhar efetivamente parceiros (fornecedores) e clientes. </text:p>
      <text:p text:style-name="P14"/>
      <text:p text:style-name="P14">Entender os processos de negócios e os processos dos sistemas de tecnologia da informação são fatores fundamentais para o bom relacionamento entre gestores de negócio e profissionais de TI, garantindo assim o sucesso da empres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22:37:39.301893957</meta:creation-date>
    <dc:date>2018-10-29T23:05:08.009238661</dc:date>
    <meta:editing-duration>PT2H24M5S</meta:editing-duration>
    <meta:editing-cycles>13</meta:editing-cycles>
    <meta:generator>LibreOffice/6.0.6.2$Linux_X86_64 LibreOffice_project/00m0$Build-2</meta:generator>
    <meta:document-statistic meta:table-count="0" meta:image-count="0" meta:object-count="0" meta:page-count="4" meta:paragraph-count="68" meta:word-count="1288" meta:character-count="8379" meta:non-whitespace-character-count="7124"/>
  </office:meta>
</office:document-meta>
</file>